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/>
    <style:font-face style:name="Arial1" svg:font-family="Arial" style:font-pitch="variable"/>
    <style:font-face style:name="Liberation Sans1" svg:font-family="'Liberation Sans'" style:font-pitch="variable"/>
    <style:font-face style:name="Lucida Sans1" svg:font-family="'Lucida Sans'" style:font-pitch="variable"/>
    <style:font-face style:name="Microsoft YaHei1" svg:font-family="'Microsoft YaHe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b4c7dc" draw:textarea-horizontal-align="justify" draw:textarea-vertical-align="middle" draw:auto-grow-height="false" fo:min-height="1.323cm" fo:min-width="1.072cm" fo:wrap-option="wrap"/>
      <style:paragraph-properties style:writing-mode="lr-tb"/>
    </style:style>
    <style:style style:name="gr2" style:family="graphic" style:parent-style-name="standard">
      <style:graphic-properties draw:fill="solid" draw:fill-color="#b4c7dc" draw:textarea-horizontal-align="justify" draw:textarea-vertical-align="middle" draw:auto-grow-height="false" fo:min-height="1.323cm" fo:min-width="1.072cm" fo:padding-left="0.051cm" fo:padding-right="0.051cm" fo:wrap-option="wrap"/>
      <style:paragraph-properties style:writing-mode="lr-tb"/>
    </style:style>
    <style:style style:name="gr3" style:family="graphic" style:parent-style-name="objectwithoutfill">
      <style:graphic-properties svg:stroke-width="0.051cm" draw:marker-start-width="0.279cm" draw:marker-end="Arrowheads_20_2" draw:marker-end-width="0.381cm" draw:fill="none" draw:textarea-vertical-align="middle" fo:padding-top="0.15cm" fo:padding-bottom="0.15cm" fo:padding-left="0.275cm" fo:padding-right="0.275cm"/>
      <style:paragraph-properties style:writing-mode="lr-tb"/>
    </style:style>
    <style:style style:name="gr4" style:family="graphic" style:parent-style-name="standard">
      <style:graphic-properties draw:fill="solid" draw:fill-color="#b4c7dc" draw:textarea-horizontal-align="justify" draw:textarea-vertical-align="middle" draw:auto-grow-height="false" fo:min-height="1.323cm" fo:min-width="1.47cm" fo:padding-left="0.051cm" fo:padding-right="0.051cm" fo:wrap-option="wrap"/>
      <style:paragraph-properties style:writing-mode="lr-tb"/>
    </style:style>
    <style:style style:name="gr5" style:family="graphic" style:parent-style-name="objectwithoutfill">
      <style:graphic-properties svg:stroke-width="0.051cm" draw:marker-start-width="0.279cm" draw:marker-end="Arrowheads_20_3" draw:marker-end-width="0.381cm" draw:fill="none" draw:textarea-vertical-align="middle" fo:padding-top="0.15cm" fo:padding-bottom="0.15cm" fo:padding-left="0.275cm" fo:padding-right="0.275cm"/>
      <style:paragraph-properties style:writing-mode="lr-tb"/>
    </style:style>
    <style:style style:name="gr6" style:family="graphic" style:parent-style-name="objectwithoutfill">
      <style:graphic-properties svg:stroke-width="0.051cm" draw:marker-start-width="0.279cm" draw:marker-end="Arrowheads_20_4" draw:marker-end-width="0.381cm" draw:fill="none" draw:textarea-vertical-align="middle" fo:padding-top="0.15cm" fo:padding-bottom="0.15cm" fo:padding-left="0.275cm" fo:padding-right="0.275cm"/>
      <style:paragraph-properties style:writing-mode="lr-tb"/>
    </style:style>
    <style:style style:name="gr7" style:family="graphic" style:parent-style-name="objectwithoutfill">
      <style:graphic-properties svg:stroke-width="0.051cm" draw:marker-start-width="0.279cm" draw:marker-end="Arrowheads_20_5" draw:marker-end-width="0.381cm" draw:fill="none" draw:textarea-vertical-align="middle" fo:padding-top="0.15cm" fo:padding-bottom="0.15cm" fo:padding-left="0.275cm" fo:padding-right="0.275cm"/>
      <style:paragraph-properties style:writing-mode="lr-tb"/>
    </style:style>
    <style:style style:name="gr8" style:family="graphic" style:parent-style-name="objectwithoutfill">
      <style:graphic-properties svg:stroke-width="0.051cm" draw:marker-start-width="0.279cm" draw:marker-end="Arrowheads_20_6" draw:marker-end-width="0.381cm" draw:fill="none" draw:textarea-vertical-align="top" fo:padding-top="0.15cm" fo:padding-bottom="0.15cm" fo:padding-left="0.275cm" fo:padding-right="0.275cm"/>
      <style:paragraph-properties style:writing-mode="lr-tb"/>
    </style:style>
    <style:style style:name="gr9" style:family="graphic" style:parent-style-name="objectwithoutfill">
      <style:graphic-properties svg:stroke-width="0.051cm" draw:marker-start-width="0.279cm" draw:marker-end="Arrowheads_20_7" draw:marker-end-width="0.381cm" draw:fill="none" draw:textarea-vertical-align="middle" fo:padding-top="0.15cm" fo:padding-bottom="0.15cm" fo:padding-left="0.275cm" fo:padding-right="0.275cm"/>
    </style:style>
    <style:style style:name="gr10" style:family="graphic" style:parent-style-name="objectwithoutfill">
      <style:graphic-properties svg:stroke-width="0.051cm" draw:marker-start-width="0.279cm" draw:marker-end="Arrowheads_20_8" draw:marker-end-width="0.381cm" draw:fill="none" draw:textarea-vertical-align="top" fo:padding-top="0.15cm" fo:padding-bottom="0.15cm" fo:padding-left="0.275cm" fo:padding-right="0.275cm"/>
      <style:paragraph-properties style:writing-mode="lr-tb"/>
    </style:style>
    <style:style style:name="gr11" style:family="graphic" style:parent-style-name="objectwithoutfill">
      <style:graphic-properties svg:stroke-width="0.051cm" draw:marker-start-width="0.279cm" draw:marker-end="Arrowheads_20_9" draw:marker-end-width="0.381cm" draw:fill="none" draw:textarea-vertical-align="middle" fo:padding-top="0.15cm" fo:padding-bottom="0.15cm" fo:padding-left="0.275cm" fo:padding-right="0.275cm"/>
      <style:paragraph-properties style:writing-mode="lr-tb"/>
    </style:style>
    <style:style style:name="gr12" style:family="graphic" style:parent-style-name="objectwithoutfill">
      <style:graphic-properties svg:stroke-width="0.051cm" draw:marker-start-width="0.279cm" draw:marker-end="Arrowheads_20_10" draw:marker-end-width="0.381cm" draw:fill="none" draw:textarea-vertical-align="top" fo:padding-top="0.15cm" fo:padding-bottom="0.15cm" fo:padding-left="0.275cm" fo:padding-right="0.275cm"/>
      <style:paragraph-properties style:writing-mode="lr-tb"/>
    </style:style>
    <style:style style:name="gr13" style:family="graphic" style:parent-style-name="objectwithoutfill">
      <style:graphic-properties svg:stroke-width="0.051cm" draw:marker-start-width="0.279cm" draw:marker-end="Arrowheads_20_11" draw:marker-end-width="0.381cm" draw:fill="none" draw:textarea-horizontal-align="right" draw:textarea-vertical-align="middle" fo:padding-top="0.15cm" fo:padding-bottom="0.15cm" fo:padding-left="0.275cm" fo:padding-right="0.275cm"/>
      <style:paragraph-properties style:writing-mode="lr-tb"/>
    </style:style>
    <style:style style:name="gr14" style:family="graphic" style:parent-style-name="objectwithoutfill">
      <style:graphic-properties svg:stroke-width="0.051cm" draw:marker-start-width="0.279cm" draw:marker-end="Arrowheads_20_12" draw:marker-end-width="0.381cm" draw:fill="none" draw:textarea-horizontal-align="left" draw:textarea-vertical-align="middle" fo:padding-top="0.15cm" fo:padding-bottom="0.15cm" fo:padding-left="0.275cm" fo:padding-right="0.275cm"/>
      <style:paragraph-properties style:writing-mode="lr-tb"/>
    </style:style>
    <style:style style:name="gr15" style:family="graphic" style:parent-style-name="objectwithoutfill">
      <style:graphic-properties svg:stroke-width="0.051cm" draw:marker-start-width="0.279cm" draw:marker-end="Arrowheads_20_13" draw:marker-end-width="0.381cm" draw:fill="none" draw:textarea-vertical-align="middle" fo:padding-top="0.15cm" fo:padding-bottom="0.15cm" fo:padding-left="0.275cm" fo:padding-right="0.275cm"/>
    </style:style>
    <style:style style:name="gr16" style:family="graphic" style:parent-style-name="objectwithoutfill">
      <style:graphic-properties svg:stroke-width="0.051cm" draw:marker-start-width="0.279cm" draw:marker-end="Arrowheads_20_14" draw:marker-end-width="0.381cm" draw:fill="none" draw:textarea-vertical-align="middle" fo:padding-top="0.15cm" fo:padding-bottom="0.15cm" fo:padding-left="0.275cm" fo:padding-right="0.275cm"/>
    </style:style>
    <style:style style:name="gr17" style:family="graphic" style:parent-style-name="objectwithoutfill">
      <style:graphic-properties svg:stroke-width="0.051cm" draw:marker-start-width="0.279cm" draw:marker-end="Arrowheads_20_15" draw:marker-end-width="0.381cm" draw:fill="none" draw:textarea-vertical-align="middle" fo:padding-top="0.15cm" fo:padding-bottom="0.15cm" fo:padding-left="0.275cm" fo:padding-right="0.275cm"/>
    </style:style>
    <style:style style:name="gr18" style:family="graphic" style:parent-style-name="objectwithoutfill">
      <style:graphic-properties svg:stroke-width="0.051cm" draw:marker-start-width="0.279cm" draw:marker-end="Arrowheads_20_16" draw:marker-end-width="0.381cm" draw:fill="none" draw:textarea-vertical-align="middle" fo:padding-top="0.15cm" fo:padding-bottom="0.15cm" fo:padding-left="0.275cm" fo:padding-right="0.275cm"/>
      <style:paragraph-properties style:writing-mode="lr-tb"/>
    </style:style>
    <style:style style:name="gr19" style:family="graphic" style:parent-style-name="objectwithoutfill">
      <style:graphic-properties svg:stroke-width="0.051cm" draw:marker-start-width="0.279cm" draw:marker-end="Arrowheads_20_17" draw:marker-end-width="0.381cm" draw:fill="none" draw:textarea-vertical-align="middle" fo:padding-top="0.15cm" fo:padding-bottom="0.15cm" fo:padding-left="0.275cm" fo:padding-right="0.275cm"/>
      <style:paragraph-properties style:writing-mode="lr-tb"/>
    </style:style>
    <style:style style:name="gr20" style:family="graphic" style:parent-style-name="objectwithoutfill">
      <style:graphic-properties svg:stroke-width="0.051cm" draw:marker-start-width="0.279cm" draw:marker-end="Arrowheads_20_18" draw:marker-end-width="0.381cm" draw:fill="none" draw:textarea-vertical-align="bottom" fo:padding-top="0.15cm" fo:padding-bottom="0.15cm" fo:padding-left="0.275cm" fo:padding-right="0.275cm"/>
      <style:paragraph-properties style:writing-mode="lr-tb"/>
    </style:style>
    <style:style style:name="gr21" style:family="graphic" style:parent-style-name="objectwithoutfill">
      <style:graphic-properties svg:stroke-width="0.051cm" draw:marker-start-width="0.279cm" draw:marker-end="Arrowheads_20_19" draw:marker-end-width="0.381cm" draw:fill="none" draw:textarea-vertical-align="middle" fo:padding-top="0.15cm" fo:padding-bottom="0.15cm" fo:padding-left="0.275cm" fo:padding-right="0.275cm"/>
      <style:paragraph-properties style:writing-mode="lr-tb"/>
    </style:style>
    <style:style style:name="gr22" style:family="graphic" style:parent-style-name="objectwithoutfill">
      <style:graphic-properties svg:stroke-width="0.051cm" draw:marker-start-width="0.279cm" draw:marker-end="Arrowheads_20_20" draw:marker-end-width="0.381cm" draw:fill="none" draw:textarea-vertical-align="middle" fo:padding-top="0.15cm" fo:padding-bottom="0.15cm" fo:padding-left="0.275cm" fo:padding-right="0.275cm"/>
      <style:paragraph-properties style:writing-mode="lr-tb"/>
    </style:style>
    <style:style style:name="gr23" style:family="graphic" style:parent-style-name="objectwithoutfill">
      <style:graphic-properties svg:stroke-width="0.051cm" draw:marker-start-width="0.279cm" draw:marker-end="Arrowheads_20_21" draw:marker-end-width="0.381cm" draw:fill="none" draw:textarea-vertical-align="middle" fo:padding-top="0.15cm" fo:padding-bottom="0.15cm" fo:padding-left="0.275cm" fo:padding-right="0.275cm"/>
      <style:paragraph-properties style:writing-mode="lr-tb"/>
    </style:style>
    <style:style style:name="gr24" style:family="graphic" style:parent-style-name="objectwithoutfill">
      <style:graphic-properties svg:stroke-width="0.051cm" draw:marker-start-width="0.279cm" draw:marker-end="Arrowheads_20_22" draw:marker-end-width="0.381cm" draw:fill="none" draw:textarea-vertical-align="middle" fo:padding-top="0.15cm" fo:padding-bottom="0.15cm" fo:padding-left="0.275cm" fo:padding-right="0.275cm"/>
      <style:paragraph-properties style:writing-mode="lr-tb"/>
    </style:style>
    <style:style style:name="gr25" style:family="graphic" style:parent-style-name="objectwithoutfill">
      <style:graphic-properties svg:stroke-width="0.051cm" draw:marker-start-width="0.279cm" draw:marker-end="Arrowheads_20_23" draw:marker-end-width="0.381cm" draw:fill="none" draw:textarea-vertical-align="middle" fo:padding-top="0.15cm" fo:padding-bottom="0.15cm" fo:padding-left="0.275cm" fo:padding-right="0.275cm"/>
      <style:paragraph-properties style:writing-mode="lr-tb"/>
    </style:style>
    <style:style style:name="gr26" style:family="graphic" style:parent-style-name="objectwithoutfill">
      <style:graphic-properties svg:stroke-width="0.051cm" draw:marker-start-width="0.279cm" draw:marker-end="Arrowheads_20_24" draw:marker-end-width="0.381cm" draw:fill="none" draw:textarea-vertical-align="middle" fo:padding-top="0.15cm" fo:padding-bottom="0.15cm" fo:padding-left="0.275cm" fo:padding-right="0.275cm"/>
      <style:paragraph-properties style:writing-mode="lr-tb"/>
    </style:style>
    <style:style style:name="gr27" style:family="graphic" style:parent-style-name="objectwithoutfill">
      <style:graphic-properties svg:stroke-width="0.051cm" draw:marker-start-width="0.279cm" draw:marker-end="Arrowheads_20_25" draw:marker-end-width="0.381cm" draw:fill="none" draw:textarea-vertical-align="middle" fo:padding-top="0.15cm" fo:padding-bottom="0.15cm" fo:padding-left="0.275cm" fo:padding-right="0.275cm"/>
      <style:paragraph-properties style:writing-mode="lr-tb"/>
    </style:style>
    <style:style style:name="gr28" style:family="graphic" style:parent-style-name="objectwithoutfill">
      <style:graphic-properties svg:stroke-width="0.051cm" draw:marker-start-width="0.279cm" draw:marker-end="Arrowheads_20_27" draw:marker-end-width="0.381cm" draw:fill="none" draw:textarea-horizontal-align="right" draw:textarea-vertical-align="middle" fo:padding-top="0.15cm" fo:padding-bottom="0.15cm" fo:padding-left="0.275cm" fo:padding-right="0cm"/>
      <style:paragraph-properties style:writing-mode="lr-tb"/>
    </style:style>
    <style:style style:name="gr29" style:family="graphic" style:parent-style-name="objectwithoutfill">
      <style:graphic-properties svg:stroke-width="0.051cm" draw:marker-start-width="0.279cm" draw:marker-end="Arrowheads_20_28" draw:marker-end-width="0.381cm" draw:fill="none" draw:textarea-horizontal-align="right" draw:textarea-vertical-align="middle" fo:padding-top="0.15cm" fo:padding-bottom="0.15cm" fo:padding-left="0.275cm" fo:padding-right="0cm"/>
      <style:paragraph-properties style:writing-mode="lr-tb"/>
    </style:style>
    <style:style style:name="gr30" style:family="graphic" style:parent-style-name="objectwithoutfill">
      <style:graphic-properties svg:stroke-width="0.051cm" draw:marker-start-width="0.279cm" draw:marker-end="Arrowheads_20_29" draw:marker-end-width="0.381cm" draw:fill="none" draw:textarea-horizontal-align="right" draw:textarea-vertical-align="middle" fo:padding-top="0.15cm" fo:padding-bottom="0.15cm" fo:padding-left="0.275cm" fo:padding-right="0cm"/>
      <style:paragraph-properties style:writing-mode="lr-tb"/>
    </style:style>
    <style:style style:name="gr31" style:family="graphic" style:parent-style-name="objectwithoutfill">
      <style:graphic-properties svg:stroke-width="0.051cm" draw:marker-start-width="0.279cm" draw:marker-end="Arrowheads_20_30" draw:marker-end-width="0.381cm" draw:fill="none" draw:textarea-horizontal-align="right" draw:textarea-vertical-align="middle" fo:padding-top="0.15cm" fo:padding-bottom="0.15cm" fo:padding-left="0.275cm" fo:padding-right="0.025cm"/>
      <style:paragraph-properties style:writing-mode="lr-tb"/>
    </style:style>
    <style:style style:name="gr32" style:family="graphic" style:parent-style-name="objectwithoutfill">
      <style:graphic-properties svg:stroke-width="0.051cm" draw:marker-start-width="0.279cm" draw:marker-end="Arrowheads_20_31" draw:marker-end-width="0.381cm" draw:fill="none" draw:textarea-horizontal-align="left" draw:textarea-vertical-align="middle" fo:padding-top="0.15cm" fo:padding-bottom="0.15cm" fo:padding-left="0.275cm" fo:padding-right="0.275cm"/>
      <style:paragraph-properties style:writing-mode="lr-tb"/>
    </style:style>
    <style:style style:name="gr33" style:family="graphic" style:parent-style-name="objectwithoutfill">
      <style:graphic-properties svg:stroke-width="0.051cm" draw:marker-start-width="0.279cm" draw:marker-end="Arrowheads_20_32" draw:marker-end-width="0.381cm" draw:fill="none" draw:textarea-vertical-align="bottom" fo:padding-top="0.15cm" fo:padding-bottom="0.025cm" fo:padding-left="0.275cm" fo:padding-right="0.275cm"/>
      <style:paragraph-properties style:writing-mode="lr-tb"/>
    </style:style>
    <style:style style:name="gr34" style:family="graphic" style:parent-style-name="objectwithoutfill">
      <style:graphic-properties svg:stroke-width="0.051cm" draw:marker-start-width="0.279cm" draw:marker-end="Arrowheads_20_33" draw:marker-end-width="0.381cm" draw:fill="none" draw:textarea-vertical-align="middle" fo:padding-top="0.15cm" fo:padding-bottom="0.15cm" fo:padding-left="0.275cm" fo:padding-right="0.275cm"/>
      <style:paragraph-properties style:writing-mode="lr-tb"/>
    </style:style>
    <style:style style:name="P1" style:family="paragraph">
      <style:paragraph-properties fo:text-align="center"/>
      <style:text-properties fo:color="#ffffff" loext:opacity="100%" fo:font-size="12pt" style:font-size-asian="12pt" style:font-size-complex="12pt"/>
    </style:style>
    <style:style style:name="P2" style:family="paragraph">
      <loext:graphic-properties draw:fill="solid" draw:fill-color="#b4c7dc"/>
      <style:paragraph-properties fo:text-align="center"/>
      <style:text-properties fo:color="#ffffff" loext:opacity="100%" fo:font-size="12pt" style:font-size-asian="12pt" style:font-size-complex="12pt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  <style:text-properties fo:font-size="12pt" style:font-size-asian="12pt" style:font-size-complex="12pt"/>
    </style:style>
    <style:style style:name="P5" style:family="paragraph">
      <loext:graphic-properties draw:fill="none"/>
      <style:paragraph-properties fo:text-align="center"/>
      <style:text-properties fo:font-size="13pt" style:font-size-asian="13pt" style:font-size-complex="13pt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center"/>
      <style:text-properties fo:font-size="13pt" style:font-size-asian="13pt" style:font-size-complex="13pt"/>
    </style:style>
    <style:style style:name="P8" style:family="paragraph">
      <style:paragraph-properties fo:margin-left="0cm" fo:margin-right="0cm" fo:margin-top="0cm" fo:margin-bottom="0cm" fo:line-height="100%" fo:text-align="center" fo:text-indent="0cm"/>
    </style:style>
    <style:style style:name="P9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color="#ffffff" loext:opacity="100%" fo:font-size="12pt" style:font-size-asian="12pt" style:font-size-complex="1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 1" draw:style-name="dp1" draw:master-page-name="PM0">
        <draw:custom-shape draw:style-name="gr1" draw:text-style-name="P2" xml:id="id1" draw:id="id1" draw:layer="layout" svg:width="2.222cm" svg:height="2.223cm" svg:x="11.112cm" svg:y="16.827cm">
          <text:p text:style-name="P1"><text:span text:style-name="T1">Read Lin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1" draw:id="id11" draw:layer="layout" svg:width="2.222cm" svg:height="2.223cm" svg:x="4.762cm" svg:y="16.827cm">
          <text:p text:style-name="P1"><text:span text:style-name="T1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" draw:id="id2" draw:layer="layout" svg:width="2.222cm" svg:height="2.223cm" svg:x="20.638cm" svg:y="9.207cm">
          <text:p text:style-name="P1"><text:span text:style-name="T1">Comment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3" draw:text-style-name="P4" draw:layer="layout" draw:type="line" svg:x1="13.334cm" svg:y1="17.939cm" svg:x2="20.963cm" svg:y2="11.105cm" draw:start-shape="id1" draw:start-glue-point="10" draw:end-shape="id2" draw:end-glue-point="7" svg:d="M13334 17939l7629-6834" svg:viewBox="0 0 7630 6835">
          <text:p text:style-name="P3"><text:span text:style-name="T2">//</text:span></text:p>
        </draw:connector>
        <draw:custom-shape draw:style-name="gr1" draw:text-style-name="P2" xml:id="id3" draw:id="id3" draw:layer="layout" svg:width="2.222cm" svg:height="2.223cm" svg:x="16.51cm" svg:y="10.159cm">
          <text:p text:style-name="P1"><text:span text:style-name="T1">Title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3" draw:text-style-name="P4" draw:layer="layout" draw:type="line" svg:x1="13.321cm" svg:y1="17.953cm" svg:x2="16.835cm" svg:y2="12.057cm" draw:end-shape="id3" draw:end-glue-point="7" svg:d="M13321 17953l3514-5896" svg:viewBox="0 0 3515 5897">
          <text:p text:style-name="P3"><text:span text:style-name="T2">title:</text:span></text:p>
        </draw:connector>
        <draw:custom-shape draw:style-name="gr1" draw:text-style-name="P2" xml:id="id4" draw:id="id4" draw:layer="layout" svg:width="2.222cm" svg:height="2.223cm" svg:x="28.575cm" svg:y="10.795cm">
          <text:p text:style-name="P1"><text:span text:style-name="T1">Task Conn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3" draw:text-style-name="P5" draw:layer="layout" draw:type="line" svg:x1="13.322cm" svg:y1="17.953cm" svg:x2="28.575cm" svg:y2="11.907cm" draw:end-shape="id4" draw:end-glue-point="6" svg:d="M13322 17953l15253-6046" svg:viewBox="0 0 15254 6047">
          <text:p text:style-name="P3"><text:span text:style-name="T3">[c* oper c*: c*]</text:span></text:p>
        </draw:connector>
        <draw:custom-shape draw:style-name="gr2" draw:text-style-name="P2" xml:id="id5" draw:id="id5" draw:layer="layout" svg:width="2.222cm" svg:height="2.223cm" svg:x="29.527cm" svg:y="6.667cm">
          <text:p text:style-name="P1"><text:span text:style-name="T1">Divider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3" draw:text-style-name="P4" xml:id="id6" draw:id="id6" draw:layer="layout" draw:type="line" svg:x1="13.322cm" svg:y1="17.953cm" svg:x2="29.527cm" svg:y2="7.779cm" draw:end-shape="id5" draw:end-glue-point="6" svg:d="M13322 17953l16205-10174" svg:viewBox="0 0 16206 10175">
          <text:p text:style-name="P3"><text:span text:style-name="T2">[divider]</text:span></text:p>
        </draw:connector>
        <draw:custom-shape draw:style-name="gr4" draw:text-style-name="P2" xml:id="id7" draw:id="id7" draw:layer="layout" svg:width="2.222cm" svg:height="2.223cm" svg:x="20.003cm" svg:y="20.002cm">
          <text:p text:style-name="P1"><text:span text:style-name="T1">Note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3" draw:text-style-name="P4" draw:layer="layout" draw:type="line" svg:x1="13.322cm" svg:y1="17.953cm" svg:x2="20.003cm" svg:y2="21.114cm" draw:start-shape="id6" draw:start-glue-point="2" draw:end-shape="id7" draw:end-glue-point="6" svg:d="M13322 17953l6681 3161" svg:viewBox="0 0 6682 3162">
          <text:p text:style-name="P3"><text:span text:style-name="T2">note</text:span></text:p>
        </draw:connector>
        <draw:custom-shape draw:style-name="gr4" draw:text-style-name="P2" xml:id="id8" draw:id="id8" draw:layer="layout" svg:width="2.222cm" svg:height="2.223cm" svg:x="29.845cm" svg:y="17.145cm">
          <text:p text:style-name="P1"><text:span text:style-name="T1">Note</text:span></text:p>
          <text:p text:style-name="P1"><text:span text:style-name="T1">Text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5" draw:text-style-name="P4" draw:layer="layout" draw:type="line" svg:x1="22.225cm" svg:y1="21.114cm" svg:x2="29.845cm" svg:y2="18.257cm" draw:start-shape="id7" draw:start-glue-point="10" draw:end-shape="id8" draw:end-glue-point="6" svg:d="M22225 21114l7620-2857" svg:viewBox="0 0 7621 2858">
          <text:p text:style-name="P3"><text:span text:style-name="T2">:</text:span></text:p>
        </draw:connector>
        <draw:custom-shape draw:style-name="gr4" draw:text-style-name="P2" xml:id="id9" draw:id="id9" draw:layer="layout" svg:width="2.222cm" svg:height="2.223cm" svg:x="29.845cm" svg:y="21.59cm">
          <text:p text:style-name="P1"><text:span text:style-name="T1">Task From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6" draw:text-style-name="P5" draw:layer="layout" draw:type="line" svg:x1="22.225cm" svg:y1="21.114cm" svg:x2="29.845cm" svg:y2="22.702cm" draw:start-shape="id7" draw:start-glue-point="10" draw:end-shape="id9" draw:end-glue-point="6" svg:d="M22225 21114l7620 1588" svg:viewBox="0 0 7621 1589">
          <text:p text:style-name="P3"><text:span text:style-name="T3">c</text:span></text:p>
        </draw:connector>
        <draw:custom-shape draw:style-name="gr4" draw:text-style-name="P2" xml:id="id10" draw:id="id10" draw:layer="layout" svg:width="2.222cm" svg:height="2.223cm" svg:x="35.878cm" svg:y="20.637cm">
          <text:p text:style-name="P1"><text:span text:style-name="T1">Task To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6" draw:text-style-name="P5" draw:layer="layout" draw:type="line" svg:x1="32.067cm" svg:y1="22.702cm" svg:x2="35.878cm" svg:y2="21.749cm" draw:start-shape="id9" draw:start-glue-point="10" draw:end-shape="id10" draw:end-glue-point="6" svg:d="M32067 22702l3811-953" svg:viewBox="0 0 3812 954">
          <text:p text:style-name="P3"><text:span text:style-name="T3">,</text:span></text:p>
        </draw:connector>
        <draw:connector draw:style-name="gr7" draw:text-style-name="P4" draw:layer="layout" draw:type="line" svg:x1="36.989cm" svg:y1="20.637cm" svg:x2="32.067cm" svg:y2="18.257cm" draw:start-shape="id10" draw:start-glue-point="4" draw:end-shape="id8" draw:end-glue-point="10" svg:d="M36989 20637l-4922-2380" svg:viewBox="0 0 4923 2381">
          <text:p text:style-name="P3"><text:span text:style-name="T2">:</text:span></text:p>
        </draw:connector>
        <draw:connector draw:style-name="gr8" draw:text-style-name="P4" draw:layer="layout" draw:type="curve" draw:line-skew="0cm -0.451cm" svg:x1="32.067cm" svg:y1="22.702cm" svg:x2="29.845cm" svg:y2="22.702cm" draw:start-shape="id9" draw:start-glue-point="10" draw:end-shape="id9" draw:end-glue-point="6" svg:d="M32067 22702c753 0 503-2065-1110-2065-1612 0-1863 2065-1112 2065" svg:viewBox="0 0 3035 2066">
          <text:p text:style-name="P3"><text:span text:style-name="T2">c*</text:span></text:p>
        </draw:connector>
        <draw:connector draw:style-name="gr9" draw:text-style-name="P6" draw:layer="layout" draw:type="line" svg:x1="6.984cm" svg:y1="17.939cm" svg:x2="11.112cm" svg:y2="17.939cm" draw:start-shape="id11" draw:start-glue-point="10" draw:end-shape="id1" draw:end-glue-point="6" svg:d="M6984 17939h4128" svg:viewBox="0 0 4129 1">
          <text:p/>
        </draw:connector>
        <draw:connector draw:style-name="gr10" draw:text-style-name="P5" draw:layer="layout" draw:type="curve" draw:line-skew="0cm -0.451cm" svg:x1="32.067cm" svg:y1="18.257cm" svg:x2="29.845cm" svg:y2="18.257cm" draw:start-shape="id8" draw:start-glue-point="10" draw:end-shape="id8" draw:end-glue-point="6" svg:d="M32067 18257c753 0 503-2065-1110-2065-1612 0-1863 2065-1112 2065" svg:viewBox="0 0 3035 2066">
          <text:p text:style-name="P7"><text:span text:style-name="T3">c*</text:span></text:p>
        </draw:connector>
        <draw:custom-shape draw:style-name="gr4" draw:text-style-name="P2" xml:id="id12" draw:id="id12" draw:layer="layout" svg:width="2.222cm" svg:height="2.223cm" svg:x="36.195cm" svg:y="12.382cm">
          <text:p text:style-name="P1"><text:span text:style-name="T1">Note</text:span></text:p>
          <text:p text:style-name="P1"><text:span text:style-name="T1">Line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11" draw:text-style-name="P4" draw:layer="layout" draw:type="line" svg:x1="32.067cm" svg:y1="18.257cm" svg:x2="37.306cm" svg:y2="14.605cm" draw:start-shape="id8" draw:start-glue-point="10" draw:end-shape="id12" draw:end-glue-point="8" svg:d="M32067 18257l5239-3652" svg:viewBox="0 0 5240 3653">
          <text:p text:style-name="P3"><text:span text:style-name="T2">new line</text:span></text:p>
        </draw:connector>
        <draw:connector draw:style-name="gr12" draw:text-style-name="P4" draw:layer="layout" draw:type="curve" draw:line-skew="-6.847cm" svg:x1="37.306cm" svg:y1="12.382cm" svg:x2="12.223cm" svg:y2="16.827cm" draw:start-shape="id12" draw:start-glue-point="4" draw:end-shape="id1" draw:end-glue-point="4" svg:d="M37306 12382c0-11023-25083-13246-25083 4445" svg:viewBox="0 0 25084 13007">
          <text:p text:style-name="P8"><text:span text:style-name="T3">[w* oper w*: w*]</text:span></text:p>
        </draw:connector>
        <draw:connector draw:style-name="gr13" draw:text-style-name="P4" draw:layer="layout" draw:type="curve" svg:x1="38.417cm" svg:y1="13.494cm" svg:x2="32.067cm" svg:y2="18.257cm" draw:start-shape="id12" draw:start-glue-point="10" draw:end-shape="id8" draw:end-glue-point="10" svg:d="M38417 13494c753 0 3928 4763-6350 4763" svg:viewBox="0 0 7405 4764">
          <text:p text:style-name="P3"><text:span text:style-name="T2">c*</text:span></text:p>
        </draw:connector>
        <draw:connector draw:style-name="gr14" draw:text-style-name="P4" draw:layer="layout" draw:type="curve" svg:x1="17.621cm" svg:y1="10.159cm" svg:x2="12.223cm" svg:y2="16.827cm" draw:start-shape="id3" draw:start-glue-point="4" draw:end-shape="id1" draw:end-glue-point="4" svg:d="M17621 10159c0-753-5398-4087-5398 6668" svg:viewBox="0 0 5399 7749">
          <text:p text:style-name="P3"><text:span text:style-name="T2">new line</text:span></text:p>
        </draw:connector>
        <draw:connector draw:style-name="gr15" draw:text-style-name="P6" draw:layer="layout" draw:type="curve" svg:x1="21.749cm" svg:y1="9.207cm" svg:x2="12.223cm" svg:y2="16.827cm" draw:start-shape="id2" draw:start-glue-point="4" draw:end-shape="id1" draw:end-glue-point="4" svg:d="M21749 9207c0-753-9526-4563-9526 7620" svg:viewBox="0 0 9527 8776">
          <text:p/>
        </draw:connector>
        <draw:connector draw:style-name="gr16" draw:text-style-name="P6" draw:layer="layout" draw:type="curve" draw:line-skew="-1.41cm" svg:x1="29.686cm" svg:y1="10.795cm" svg:x2="12.223cm" svg:y2="16.827cm" draw:start-shape="id4" draw:start-glue-point="4" draw:end-shape="id1" draw:end-glue-point="4" svg:d="M29686 10795c0-2868-17463-5884-17463 6032" svg:viewBox="0 0 17464 8621">
          <text:p/>
        </draw:connector>
        <draw:connector draw:style-name="gr17" draw:text-style-name="P6" draw:layer="layout" draw:type="curve" svg:x1="30.638cm" svg:y1="6.667cm" svg:x2="12.223cm" svg:y2="16.827cm" draw:start-shape="id5" draw:start-glue-point="4" draw:end-shape="id1" draw:end-glue-point="4" svg:d="M30638 6667c0-753-18415-5833-18415 10160" svg:viewBox="0 0 18416 11519">
          <text:p/>
        </draw:connector>
        <draw:custom-shape draw:style-name="gr4" draw:text-style-name="P2" xml:id="id13" draw:id="id13" draw:layer="layout" svg:width="2.222cm" svg:height="2.223cm" svg:x="18.097cm" svg:y="26.352cm">
          <text:p text:style-name="P1"><text:span text:style-name="T1">if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18" draw:text-style-name="P4" draw:layer="layout" draw:type="line" svg:x1="13.322cm" svg:y1="17.953cm" svg:x2="18.422cm" svg:y2="26.677cm" draw:start-shape="id6" draw:start-glue-point="2" draw:end-shape="id13" draw:end-glue-point="5" svg:d="M13322 17953l5100 8724" svg:viewBox="0 0 5101 8725">
          <text:p text:style-name="P3"><text:span text:style-name="T2">If:</text:span></text:p>
        </draw:connector>
        <draw:custom-shape draw:style-name="gr4" draw:text-style-name="P2" xml:id="id14" draw:id="id14" draw:layer="layout" svg:width="2.222cm" svg:height="2.223cm" svg:x="25.083cm" svg:y="26.987cm">
          <text:p text:style-name="P1"><text:span text:style-name="T1">label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19" draw:text-style-name="P4" draw:layer="layout" draw:type="line" svg:x1="20.319cm" svg:y1="27.464cm" svg:x2="25.083cm" svg:y2="28.099cm" draw:start-shape="id13" draw:start-glue-point="10" draw:end-shape="id14" draw:end-glue-point="6" svg:d="M20319 27464l4764 635" svg:viewBox="0 0 4765 636">
          <text:p text:style-name="P3"><text:span text:style-name="T2">‘ ‘</text:span></text:p>
        </draw:connector>
        <draw:connector draw:style-name="gr20" draw:text-style-name="P4" draw:layer="layout" draw:type="curve" draw:line-skew="0cm 3.677cm" svg:x1="27.305cm" svg:y1="28.099cm" svg:x2="25.083cm" svg:y2="28.099cm" draw:start-shape="id14" draw:start-glue-point="10" draw:end-shape="id14" draw:end-glue-point="6" svg:d="M27305 28099c753 0 503 2063-1110 2063-1612 0-1863-2063-1112-2063" svg:viewBox="0 0 3035 2064">
          <text:p text:style-name="P3"><text:span text:style-name="T2">c*</text:span></text:p>
        </draw:connector>
        <draw:custom-shape draw:style-name="gr1" draw:text-style-name="P2" xml:id="id16" draw:id="id16" draw:layer="layout" svg:width="2.222cm" svg:height="2.223cm" svg:x="36.83cm" svg:y="26.67cm">
          <text:p text:style-name="P1"><text:span text:style-name="T1">Task Conn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21" draw:text-style-name="P6" draw:layer="layout" draw:type="line" svg:x1="33.019cm" svg:y1="28.734cm" svg:x2="36.83cm" svg:y2="27.782cm" draw:start-shape="id15" draw:start-glue-point="10" draw:end-shape="id16" draw:end-glue-point="6" svg:d="M33019 28734l3811-952" svg:viewBox="0 0 3812 953">
          <text:p text:style-name="P8"><text:span text:style-name="T3">[c* oper c*: c*]</text:span></text:p>
        </draw:connector>
        <draw:custom-shape draw:style-name="gr1" draw:text-style-name="P2" xml:id="id17" draw:id="id17" draw:layer="layout" svg:width="2.222cm" svg:height="2.223cm" svg:x="44.133cm" svg:y="26.352cm">
          <text:p text:style-name="P1"><text:span text:style-name="T1">else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22" draw:text-style-name="P4" draw:layer="layout" draw:type="line" svg:x1="39.052cm" svg:y1="27.782cm" svg:x2="44.133cm" svg:y2="27.464cm" draw:start-shape="id16" draw:start-glue-point="10" draw:end-shape="id17" draw:end-glue-point="6" svg:d="M39052 27782l5081-318" svg:viewBox="0 0 5082 319">
          <text:p text:style-name="P3"><text:span text:style-name="T2">else</text:span></text:p>
        </draw:connector>
        <draw:custom-shape draw:style-name="gr1" draw:text-style-name="P2" xml:id="id18" draw:id="id18" draw:layer="layout" svg:width="2.222cm" svg:height="2.223cm" svg:x="48.26cm" svg:y="27.939cm">
          <text:p text:style-name="P1"><text:span text:style-name="T1">Else</text:span></text:p>
          <text:p text:style-name="P1"><text:span text:style-name="T1">label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23" draw:text-style-name="P4" draw:layer="layout" draw:type="line" svg:x1="46.355cm" svg:y1="27.464cm" svg:x2="49.371cm" svg:y2="27.939cm" draw:start-shape="id17" draw:start-glue-point="10" draw:end-shape="id18" draw:end-glue-point="4" svg:d="M46355 27464l3016 475" svg:viewBox="0 0 3017 476">
          <text:p text:style-name="P3"><text:span text:style-name="T2">:</text:span></text:p>
        </draw:connector>
        <draw:connector draw:style-name="gr24" draw:text-style-name="P6" draw:layer="layout" draw:type="curve" draw:line-skew="-0.517cm" svg:x1="45.244cm" svg:y1="26.352cm" svg:x2="37.941cm" svg:y2="26.67cm" draw:start-shape="id17" draw:start-glue-point="4" draw:end-shape="id16" draw:end-glue-point="4" svg:d="M45244 26352c0-1528-7303-1687-7303 318" svg:viewBox="0 0 7304 1486">
          <text:p text:style-name="P8"><text:span text:style-name="T3">[c* oper c*: c*]</text:span></text:p>
        </draw:connector>
        <draw:custom-shape draw:style-name="gr1" draw:text-style-name="P2" xml:id="id19" draw:id="id19" draw:layer="layout" svg:width="2.222cm" svg:height="2.223cm" svg:x="38.417cm" svg:y="31.75cm">
          <text:p text:style-name="P1"><text:span text:style-name="T1">En If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25" draw:text-style-name="P4" draw:layer="layout" draw:type="line" svg:x1="37.941cm" svg:y1="28.893cm" svg:x2="39.528cm" svg:y2="31.75cm" draw:start-shape="id16" draw:start-glue-point="8" draw:end-shape="id19" svg:d="M37941 28893l1587 2857" svg:viewBox="0 0 1588 2858">
          <text:p text:style-name="P3"><text:span text:style-name="T2">end</text:span></text:p>
        </draw:connector>
        <draw:custom-shape draw:style-name="gr4" draw:text-style-name="P2" xml:id="id20" draw:id="id20" draw:layer="layout" svg:width="2.222cm" svg:height="2.223cm" svg:x="14.922cm" svg:y="31.75cm">
          <text:p text:style-name="P1"><text:span text:style-name="T1">group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26" draw:text-style-name="P4" draw:layer="layout" draw:type="line" svg:x1="13.322cm" svg:y1="17.953cm" svg:x2="16.033cm" svg:y2="31.75cm" draw:start-shape="id6" draw:start-glue-point="2" draw:end-shape="id20" draw:end-glue-point="4" svg:d="M13322 17953l2711 13797" svg:viewBox="0 0 2712 13798">
          <text:p text:style-name="P3"><text:span text:style-name="T2">group:</text:span></text:p>
        </draw:connector>
        <draw:custom-shape draw:style-name="gr4" draw:text-style-name="P2" xml:id="id15" draw:id="id15" draw:layer="layout" svg:width="2.222cm" svg:height="2.223cm" svg:x="30.797cm" svg:y="27.622cm">
          <text:p text:style-name="P1"><text:span text:style-name="T1">End of</text:span></text:p>
          <text:p text:style-name="P1"><text:span text:style-name="T1">label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27" draw:text-style-name="P4" draw:layer="layout" draw:type="line" svg:x1="27.305cm" svg:y1="28.099cm" svg:x2="30.797cm" svg:y2="28.734cm" draw:start-shape="id14" draw:start-glue-point="10" draw:end-shape="id15" draw:end-glue-point="6" svg:d="M27305 28099l3492 635" svg:viewBox="0 0 3493 636">
          <text:p text:style-name="P9"><text:span text:style-name="T2">new line</text:span></text:p>
        </draw:connector>
        <draw:connector draw:style-name="gr28" draw:text-style-name="P4" draw:layer="layout" draw:type="curve" svg:x1="17.621cm" svg:y1="10.159cm" svg:x2="17.621cm" svg:y2="12.382cm" draw:start-shape="id3" draw:start-glue-point="4" draw:end-shape="id3" draw:end-glue-point="8" svg:d="M17621 10159c0-753 1613-502 1613 1111s-1613 1863-1613 1112" svg:viewBox="0 0 1614 3035">
          <text:p text:style-name="P3"><text:span text:style-name="T2">c*</text:span></text:p>
        </draw:connector>
        <draw:connector draw:style-name="gr29" draw:text-style-name="P4" draw:layer="layout" draw:type="curve" svg:x1="21.749cm" svg:y1="9.207cm" svg:x2="21.749cm" svg:y2="11.43cm" draw:start-shape="id2" draw:start-glue-point="4" draw:end-shape="id2" draw:end-glue-point="8" svg:d="M21749 9207c0-753 1613-502 1613 1111s-1613 1863-1613 1112" svg:viewBox="0 0 1614 3035">
          <text:p text:style-name="P3"><text:span text:style-name="T2">c*</text:span></text:p>
        </draw:connector>
        <draw:connector draw:style-name="gr30" draw:text-style-name="P4" draw:layer="layout" draw:type="curve" svg:x1="30.638cm" svg:y1="6.667cm" svg:x2="30.638cm" svg:y2="8.89cm" draw:start-shape="id5" draw:start-glue-point="4" draw:end-shape="id5" draw:end-glue-point="8" svg:d="M30638 6667c0-753 1613-502 1613 1111s-1613 1863-1613 1112" svg:viewBox="0 0 1614 3035">
          <text:p text:style-name="P3"><text:span text:style-name="T2">c*</text:span></text:p>
        </draw:connector>
        <draw:connector draw:style-name="gr31" draw:text-style-name="P4" draw:layer="layout" draw:type="curve" draw:line-skew="0cm 0.451cm" svg:x1="16.033cm" svg:y1="31.75cm" svg:x2="16.033cm" svg:y2="33.973cm" draw:start-shape="id20" draw:start-glue-point="4" draw:end-shape="id20" draw:end-glue-point="8" svg:d="M16033 31750c0-753 2064-502 2064 1111s-2064 1863-2064 1112" svg:viewBox="0 0 2065 3035">
          <text:p text:style-name="P3"><text:span text:style-name="T2">c*</text:span></text:p>
        </draw:connector>
        <draw:connector draw:style-name="gr32" draw:text-style-name="P4" draw:layer="layout" draw:type="curve" svg:x1="16.033cm" svg:y1="33.973cm" svg:x2="12.223cm" svg:y2="19.05cm" draw:start-shape="id20" draw:start-glue-point="8" draw:end-shape="id1" draw:end-glue-point="8" svg:d="M16033 33973c0 751-3810 8213-3810-14923" svg:viewBox="0 0 3811 16661">
          <text:p text:style-name="P9"><text:span text:style-name="T2">new line</text:span></text:p>
        </draw:connector>
        <draw:connector draw:style-name="gr33" draw:text-style-name="P4" draw:layer="layout" draw:type="curve" svg:x1="38.1cm" svg:y1="21.749cm" svg:x2="36.203cm" svg:y2="22.535cm" draw:start-shape="id10" draw:start-glue-point="10" draw:end-shape="id10" draw:end-glue-point="7" svg:d="M38100 21749c753 0 627 807-35 1313s-1862 712-1862-527" svg:viewBox="0 0 2413 1711">
          <text:p text:style-name="P3"><text:span text:style-name="T2">c*</text:span></text:p>
        </draw:connector>
        <draw:connector draw:style-name="gr34" draw:text-style-name="P6" draw:layer="layout" draw:type="line" svg:x1="36.195cm" svg:y1="13.494cm" svg:x2="30.797cm" svg:y2="11.907cm" draw:start-shape="id12" draw:start-glue-point="6" draw:end-shape="id4" draw:end-glue-point="10" svg:d="M36195 13494l-5398-1587" svg:viewBox="0 0 5399 1588">
          <text:p text:style-name="P8"><text:span text:style-name="T3">[c* oper c*: c*]</text:span></text:p>
        </draw:connector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/>
    <style:font-face style:name="Arial1" svg:font-family="Arial" style:font-pitch="variable"/>
    <style:font-face style:name="Liberation Sans1" svg:font-family="'Liberation Sans'" style:font-pitch="variable"/>
    <style:font-face style:name="Lucida Sans1" svg:font-family="'Lucida Sans'" style:font-pitch="variable"/>
    <style:font-face style:name="Microsoft YaHei1" svg:font-family="'Microsoft YaHe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" draw:display-name="Arrowheads 2" svg:viewBox="0 0 20 20" svg:d="M0 20l10-20 10 20z"/>
    <draw:marker draw:name="Arrowheads_20_20" draw:display-name="Arrowheads 20" svg:viewBox="0 0 20 20" svg:d="M0 20l10-20 10 20z"/>
    <draw:marker draw:name="Arrowheads_20_21" draw:display-name="Arrowheads 21" svg:viewBox="0 0 20 20" svg:d="M0 20l10-20 10 20z"/>
    <draw:marker draw:name="Arrowheads_20_22" draw:display-name="Arrowheads 22" svg:viewBox="0 0 20 20" svg:d="M0 20l10-20 10 20z"/>
    <draw:marker draw:name="Arrowheads_20_23" draw:display-name="Arrowheads 23" svg:viewBox="0 0 20 20" svg:d="M0 20l10-20 10 20z"/>
    <draw:marker draw:name="Arrowheads_20_24" draw:display-name="Arrowheads 24" svg:viewBox="0 0 20 20" svg:d="M0 20l10-20 10 20z"/>
    <draw:marker draw:name="Arrowheads_20_25" draw:display-name="Arrowheads 25" svg:viewBox="0 0 20 20" svg:d="M0 20l10-20 10 20z"/>
    <draw:marker draw:name="Arrowheads_20_26" draw:display-name="Arrowheads 26" svg:viewBox="0 0 20 20" svg:d="M0 20l10-20 10 20z"/>
    <draw:marker draw:name="Arrowheads_20_27" draw:display-name="Arrowheads 27" svg:viewBox="0 0 20 20" svg:d="M0 20l10-20 10 20z"/>
    <draw:marker draw:name="Arrowheads_20_28" draw:display-name="Arrowheads 28" svg:viewBox="0 0 20 20" svg:d="M0 20l10-20 10 20z"/>
    <draw:marker draw:name="Arrowheads_20_29" draw:display-name="Arrowheads 29" svg:viewBox="0 0 20 20" svg:d="M0 20l10-20 10 20z"/>
    <draw:marker draw:name="Arrowheads_20_3" draw:display-name="Arrowheads 3" svg:viewBox="0 0 20 20" svg:d="M0 20l10-20 10 20z"/>
    <draw:marker draw:name="Arrowheads_20_30" draw:display-name="Arrowheads 30" svg:viewBox="0 0 20 20" svg:d="M0 20l10-20 10 20z"/>
    <draw:marker draw:name="Arrowheads_20_31" draw:display-name="Arrowheads 31" svg:viewBox="0 0 20 20" svg:d="M0 20l10-20 10 20z"/>
    <draw:marker draw:name="Arrowheads_20_32" draw:display-name="Arrowheads 32" svg:viewBox="0 0 20 20" svg:d="M0 20l10-20 10 20z"/>
    <draw:marker draw:name="Arrowheads_20_33" draw:display-name="Arrowheads 3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draw:marker draw:name="Marker_5f_0" draw:display-name="Marker_0" svg:viewBox="0 0 20 20" svg:d="M10 0l-10 2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61cm" fo:page-height="47.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M0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generator>LibreOffice/7.0.0.3$Windows_X86_64 LibreOffice_project/8061b3e9204bef6b321a21033174034a5e2ea88e</meta:generator>
    <dc:date>2020-08-30T14:21:32.029000000</dc:date>
    <meta:editing-duration>PT5H25M28S</meta:editing-duration>
    <meta:editing-cycles>18</meta:editing-cycles>
    <meta:document-statistic meta:object-count="55"/>
  </office:meta>
</office:document-meta>
</file>